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Ap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APIS MELLIFICA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 </text:p>
          </table:table-cell>
          <table:table-cell table:style-name="Tabelle1.A2" office:value-type="string">
            <text:p text:style-name="SK-MM-L1"><text:span text:style-name="Strong_20_Emphasis">CELLULAR TISSUE</text:span></text:p>
          </table:table-cell>
          <table:table-cell table:style-name="Tabelle1.A2" office:value-type="string">
            <text:p text:style-name="SK-MM-L2"><text:span text:style-name="Strong_20_Emphasis">EYES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Strong_20_Emphasis">FACE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Strong_20_Emphasis">FAUCES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Strong_20_Emphasis">OVARIES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Strong_20_Emphasis">SEROUS CAVITIE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Strong_20_Emphasis">SKIN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Strong_20_Emphasis">KIDNEY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Strong_20_Emphasis">BLADDER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Nerve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Respiration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Heart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Blood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Right side</text:span>; <text:span text:style-name="Emphasis">right to left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<text:span text:style-name="Strong_20_Emphasis">HEAT</text:span></text:p>
          </table:table-cell>
          <table:table-cell table:style-name="Tabelle1.A2" office:value-type="string">
            <text:p text:style-name="SK-MM-L2"><text:span text:style-name="Strong_20_Emphasis">ROOM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Weather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Emphasis">Drinks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Fire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Bed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Hot bath (Op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)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Emphasis">Touch</text:span>, even of hair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After sleep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4 P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Pressur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Suppressed eruption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<text:span text:style-name="Strong_20_Emphasis">COOL</text:span></text:p>
          </table:table-cell>
          <table:table-cell table:style-name="Tabelle1.A2" office:value-type="string">
            <text:p text:style-name="SK-MM-L2"><text:span text:style-name="Strong_20_Emphasis">AIR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Bathing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Uncovering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Slight expectora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ext:soft-page-break/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Mo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Stinging burning, </text:span>prickling, <text:span text:style-name="Emphasis">smarting, </text:span>like hot needles. </text:p>
      <text:p text:style-name="Primary">Must lie down. </text:p>
      <text:p text:style-name="Primary"><text:span text:style-name="Emphasis">Rapid onset. </text:span></text:p>
      <text:p text:style-name="Primary"><text:span text:style-name="Strong_20_Emphasis">SUDDEN; </text:span>SHRILL CRIES or pains, <text:span text:style-name="Emphasis">that extort cries; </text:span>nervousness, swelling, effusion, etc. </text:p>
      <text:p text:style-name="Primary"><text:span text:style-name="Strong_20_Emphasis">SENSITIVE; </text:span><text:span text:style-name="Emphasis">to pain. </text:span></text:p>
      <text:p text:style-name="Primary">Sharp STINGING burning or bruised SORENESS; of brain, <text:span text:style-name="Strong_20_Emphasis">ABDOMEN, </text:span>ovaries, bladder, etc. </text:p>
      <text:p text:style-name="Primary"><text:span text:style-name="Strong_20_Emphasis">PUFFINESS, </text:span><text:span text:style-name="Emphasis">shiny redness. </text:span></text:p>
      <text:p text:style-name="Primary">Œdema; of eyelids or lips; redn saccular. </text:p>
      <text:p text:style-name="Primary">BURNING-itching. </text:p>
      <text:p text:style-name="Primary">Infections. </text:p>
      <text:p text:style-name="Primary">Inflammation. </text:p>
      <text:p text:style-name="Primary">Stiffness. </text:p>
      <text:p text:style-name="Primary">Numbness. </text:p>
      <text:p text:style-name="Primary"/>
      <text:p text:style-name="Secondary">Childish. </text:p>
      <text:p text:style-name="Secondary">Irritable, excitable, <text:span text:style-name="Emphasis">jealous, </text:span>fussy and fidgety or apathic. </text:p>
      <text:p text:style-name="Secondary">Foolishly suspicious. </text:p>
      <text:p text:style-name="Secondary">Nervous and awkward or absent-minded; drops things. </text:p>
      <text:p text:style-name="Secondary"><text:span text:style-name="Strong_20_Emphasis">SUDDEN; PIERCING SHRIEKS. </text:span></text:p>
      <text:p text:style-name="Secondary">Head pains; stabbing or as of a blow; <text:span text:style-name="Emphasis">&lt; occiput. </text:span></text:p>
      <text:p text:style-name="Secondary"><text:span text:style-name="Strong_20_Emphasis">ROLLS THE HEAD. </text:span></text:p>
      <text:p text:style-name="Secondary">Numbn tired headache, &gt; pressure. </text:p>
      <text:p text:style-name="Secondary"><text:span text:style-name="Emphasis">Painful hair. </text:span></text:p>
      <text:p text:style-name="Secondary">Musty head sweat. </text:p>
      <text:p text:style-name="Secondary">Cheeks hang down. </text:p>
      <text:p text:style-name="Secondary"><text:span text:style-name="Emphasis">Eyes puffy; </text:span>conjunctiva or lids like water-bags; redn chemosed. </text:p>
      <text:p text:style-name="Secondary">Perforating corneal ulcer. </text:p>
      <text:p text:style-name="Secondary">Profuse hot tears. </text:p>
      <text:p text:style-name="Secondary">Photophobia; yet can't bear coverings. </text:p>
      <text:p text:style-name="Secondary">Squint. </text:p>
      <text:p text:style-name="Secondary">Blindness, &gt; stool. </text:p>
      <text:p text:style-name="Secondary">Myosis. </text:p>
      <text:p text:style-name="Secondary">Face puffy or red, &lt; about eyes; <text:span text:style-name="Emphasis">waxy pallor. </text:span></text:p>
      <text:p text:style-name="Secondary">Scarlatinal otitis. </text:p>
      <text:p text:style-name="Secondary">Red nose. </text:p>
      <text:p text:style-name="Secondary">Cold nose. </text:p>
      <text:p text:style-name="Secondary">Red mouth or tongue. </text:p>
      <text:p text:style-name="Secondary"><text:span text:style-name="Emphasis">Grinds teeth. </text:span></text:p>
      <text:p text:style-name="Secondary"><text:span text:style-name="Emphasis">Tongue: vesicles on edge; </text:span>swelled; raw; as if burnt; sore. </text:p>
      <text:p text:style-name="Secondary">Sandy, glazed or translucent pharynx, &gt; cold things. </text:p>
      <text:p text:style-name="Secondary">Œdema of uvula. </text:p>
      <text:p text:style-name="Secondary">Purpleness of throat. </text:p>
      <text:p text:style-name="Secondary">Meaty, red tonsils. </text:p>
      <text:p text:style-name="Secondary">Right tonsil, &gt; cold drinks. </text:p>
      <text:p text:style-name="Secondary">Angina. </text:p>
      <text:p text:style-name="Secondary">Diphtheria; early prostration (Merc-cy.); dirty membrane. </text:p>
      <text:p text:style-name="Secondary"><text:span text:style-name="Strong_20_Emphasis">ADIPSIA; </text:span>but thirst during chill. </text:p>
      <text:p text:style-name="Secondary"><text:soft-page-break/>Ascites. </text:p>
      <text:p text:style-name="Secondary">Orange yellow or tomato-sauce stools; odorless; &lt; motion. </text:p>
      <text:p text:style-name="Secondary">Anus sore, swelled; oozes blood or stands open (Pho.). </text:p>
      <text:p text:style-name="Secondary">Burning urination. </text:p>
      <text:p text:style-name="Secondary">Dysuria. </text:p>
      <text:p text:style-name="Secondary">Scant, foul urine; coffee-grounds sediment. </text:p>
      <text:p text:style-name="Secondary">Nephritis. </text:p>
      <text:p text:style-name="Secondary">Ovaries numb; tumor of r.; cystic. </text:p>
      <text:p text:style-name="Secondary">Amenorrhœa of puberty. </text:p>
      <text:p text:style-name="Secondary"><text:span text:style-name="Emphasis">Panting breathing; feels as if every breath would be his last. </text:span></text:p>
      <text:p text:style-name="Secondary">Air hunger. </text:p>
      <text:p text:style-name="Secondary">Larynx, drawn in. </text:p>
      <text:p text:style-name="Secondary">Thirstless and dropsical. </text:p>
      <text:p text:style-name="Secondary">Abdomen tight, as if to break, on straining at stool. </text:p>
      <text:p text:style-name="Secondary">Profuse urine, but drinks little. </text:p>
      <text:p text:style-name="Secondary">Ovaries congested, with suppressed menses. </text:p>
      <text:p text:style-name="Secondary">Heart, stitches backward from apex; beat shakes whole body. </text:p>
      <text:p text:style-name="Secondary">Hands and feet numb. </text:p>
      <text:p text:style-name="Secondary">Palms hot. </text:p>
      <text:p text:style-name="Secondary">Nails feel loose. </text:p>
      <text:p text:style-name="Secondary">Skin rosy red; sensitive; rough eruption on; sting-like spots on; pale. </text:p>
      <text:p text:style-name="Secondary">Large urticaria. </text:p>
      <text:p text:style-name="Secondary">Asthma from hives. </text:p>
      <text:p text:style-name="Secondary">Erysipelas. </text:p>
      <text:p text:style-name="Secondary">Scarlatinal </text:p>
      <text:p text:style-name="Secondary">Dry, hot skin, alternates with gushes of sweat. </text:p>
      <text:p text:style-name="Secondary"><text:span text:style-name="Strong_20_Emphasis">SLEEPY, </text:span>but too nervous; when hot; and CRIES OUT. </text:p>
      <text:p text:style-name="Secondary">Kicks covers off. </text:p>
      <text:p text:style-name="Secondary">Weak, quick pulse. </text:p>
      <text:p text:style-name="Secondary">Chill: anticipates; with dyspnœa, urticaria. desire to uncover; alternates with heat; right side. </text:p>
      <text:p text:style-name="Secondary"><text:span text:style-name="Strong_20_Emphasis">BURNING HEAT; </text:span>but chilly if moved; <text:span text:style-name="Emphasis">without thirst; </text:span>at 4 P.M. </text:p>
      <text:p text:style-name="Secondary"><text:span text:style-name="Emphasis">Heat of one part, with coldness of another. </text:span></text:p>
      <text:p text:style-name="Secondary">Sweat in gushes; partial. </text:p>
      <text:p text:style-name="SK-MM-Remedy-Reference">Complementary: Arn. Bar-c. Merc-cy. Mat-m. Antidote: Carb-ac. Related: Ars. Canth. Pul. Urt-ur.</text:p>
      <text:p text:style-name="Standard"/>
      <text:p text:style-name="SK-MM-Rem-Short">Apoc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APOCYNUM CANNABINUM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<text:span text:style-name="Strong_20_Emphasis">URINARY ORGAN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Emphasis">Heart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Emphasis">Digestive tract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Uteru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<text:span text:style-name="Strong_20_Emphasis">COLD</text:span></text:p>
          </table:table-cell>
          <table:table-cell table:style-name="Table1.A2" office:value-type="string">
            <text:p text:style-name="SK-MM-L2">Weather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Drinks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Uncover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Ly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Warmth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Weak and dropsical. </text:span></text:p>
      <text:p text:style-name="Primary">Scanty discharges. </text:p>
      <text:p text:style-name="Primary">Irritation. </text:p>
      <text:p text:style-name="Primary"/>
      <text:p text:style-name="Secondary">Bewildered. </text:p>
      <text:p text:style-name="Secondary">Can't think. </text:p>
      <text:p text:style-name="Secondary">Faint. </text:p>
      <text:p text:style-name="Secondary">Thirst, but water distresses; vomits every drink. </text:p>
      <text:p text:style-name="Secondary">Uræmic vomiting. </text:p>
      <text:p text:style-name="Secondary"><text:span text:style-name="Emphasis">Sinking at epigastrium. </text:span></text:p>
      <text:p text:style-name="Secondary">Noisy, yellow, painless, gushing stools. </text:p>
      <text:p text:style-name="Secondary">Diarrhœa; with dropsy. </text:p>
      <text:p text:style-name="Secondary">Bed-wetting of old men. </text:p>
      <text:p text:style-name="Secondary">Enlarged prostate. </text:p>
      <text:p text:style-name="Secondary">Uterine hæmorrhage, then dropsy (Chin.). </text:p>
      <text:p text:style-name="Secondary">Oppression of chest. </text:p>
      <text:p text:style-name="Secondary">Rough, <text:span text:style-name="Emphasis">dry skin. </text:span></text:p>
      <text:p text:style-name="Secondary">Can't sweat. </text:p>
      <text:p text:style-name="Secondary">Sleepy. </text:p>
      <text:p text:style-name="Secondary">Pulse slow, fluttering, irregular or intermittent. </text:p>
      <text:p text:style-name="SK-MM-Remedy-Reference">Related: Chin-ar. Nux-v.</text:p>
      <text:p text:style-name="Standard"/>
      <text:p text:style-name="SK-MM-Rem-Short">Aral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ARALIA RACEMOSA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Respiratio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Mucous membran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After a short nap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Draft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Lying with head high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Sitting up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Weak, relaxed and nauseated. </text:p>
      <text:p text:style-name="Primary">Biliousness. </text:p>
      <text:p text:style-name="Primary"/>
      <text:p text:style-name="Secondary">Sneezing, &lt; drafts. </text:p>
      <text:p text:style-name="Secondary">Aphthæ. </text:p>
      <text:p text:style-name="Secondary">Pains from liver to r. </text:p>
      <text:p text:style-name="Secondary">scapula. </text:p>
      <text:p text:style-name="Secondary">Dyspnœa or violent cough after first sleep, &gt; slight expectoration. </text:p>
      <text:p text:style-name="Secondary"><text:soft-page-break/>Whistling breathing. </text:p>
      <text:p text:style-name="Secondary">Salty expectoration. </text:p>
      <text:p text:style-name="SK-MM-Remedy-Reference">Complementary: Lob.</text:p>
      <text:p text:style-name="Standard"/>
      <text:p text:style-name="SK-MM-Rem-Short">Aran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ARANEA DIADEMA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Nerv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Blood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Bon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Right side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<text:span text:style-name="Strong_20_Emphasis">EXACT PERIODICITY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Strong_20_Emphasis">DAMPNESS</text:span></text:p>
          </table:table-cell>
          <table:table-cell table:style-name="Table3.A2" office:value-type="string">
            <text:p text:style-name="SK-MM-L2"><text:span text:style-name="Emphasis">Cold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During rains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<text:span text:style-name="Emphasis">Bathing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Smok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Cold to very bones (Calc-c.); can't get warm. </text:p>
      <text:p text:style-name="Primary">Every damp day chills. </text:p>
      <text:p text:style-name="Primary">AS OF ENORMOUS ENLARGEMENT or numbness of parts; on waking. </text:p>
      <text:p text:style-name="Primary">Hæmorrhage. </text:p>
      <text:p text:style-name="Primary">Periostitis. </text:p>
      <text:p text:style-name="Primary"/>
      <text:p text:style-name="Secondary">Nervous temperament. </text:p>
      <text:p text:style-name="Secondary">Violent pain in all upper teeth at once, on retiring. </text:p>
      <text:p text:style-name="Secondary">Enlarged spleen. </text:p>
      <text:p text:style-name="Secondary">Malaria. </text:p>
      <text:p text:style-name="SK-MM-Remedy-Reference">Complementary: Ced.</text:p>
      <text:p text:style-name="Standard"/>
      <text:p text:style-name="SK-MM-Rem-Short">Arg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ARGENTUM METALLICUM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<text:span text:style-name="Strong_20_Emphasis">NERVES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 </text:p>
          </table:table-cell>
          <table:table-cell table:style-name="Table4.A2" office:value-type="string">
            <text:p text:style-name="SK-MM-L1">Cartilagesmucous membranes</text:p>
          </table:table-cell>
          <table:table-cell table:style-name="Table4.A2" office:value-type="string">
            <text:p text:style-name="SK-MM-L2"><text:span text:style-name="Strong_20_Emphasis">LARYNX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Bone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Condyle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Joint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Genito-urinary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ext:soft-page-break/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Left sideovary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Testis (R)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<text:span text:style-name="Strong_20_Emphasis">USING VOICE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Emphasis">Mental strain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No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Cold damp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3 to 5 A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Moti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Coffe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Wrapping up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Slow, deep, low grade processes. </text:p>
      <text:p text:style-name="Primary"><text:span text:style-name="Strong_20_Emphasis">THICKENED SECRETIONS, </text:span>cartilages, tarsi, etc. </text:p>
      <text:p text:style-name="Primary"><text:span text:style-name="Emphasis">Gray or tenacious mucus. </text:span></text:p>
      <text:p text:style-name="Primary"><text:span text:style-name="Emphasis">Sore rawness. </text:span></text:p>
      <text:p text:style-name="Primary">Increasingly violent pains, suddenly cease; &lt; touch; with polyuria. </text:p>
      <text:p text:style-name="Primary">Arthralgia. </text:p>
      <text:p text:style-name="Primary"><text:span text:style-name="Emphasis">Loss of power; </text:span>mental, over limbs, etc. </text:p>
      <text:p text:style-name="Primary">Epilepsy, then rage. </text:p>
      <text:p text:style-name="Primary"/>
      <text:p text:style-name="Secondary">Hasty; deceitful. </text:p>
      <text:p text:style-name="Secondary">Talkative and forgetful. </text:p>
      <text:p text:style-name="Secondary">Whirling vertigo. </text:p>
      <text:p text:style-name="Secondary">Emptiness or crawling in head. </text:p>
      <text:p text:style-name="Secondary">Itching canthi, eyelids or earlobes. </text:p>
      <text:p text:style-name="Secondary">Exhaustingly profuse coryza. </text:p>
      <text:p text:style-name="Secondary"><text:span text:style-name="Emphasis">Pale, sallow and weak. </text:span></text:p>
      <text:p text:style-name="Secondary">Sticky teeth (Lach.). </text:p>
      <text:p text:style-name="Secondary">Croaking in abdomen (l). </text:p>
      <text:p text:style-name="Secondary">Emissions. </text:p>
      <text:p text:style-name="Secondary">Chronic urethritis. </text:p>
      <text:p text:style-name="Secondary">Foul leucorrhœa. </text:p>
      <text:p text:style-name="Secondary"><text:span text:style-name="Emphasis">Easily raises gray, gelatinous or starchy mucus; </text:span>&lt; laughing. </text:p>
      <text:p text:style-name="Secondary">Hoarseness or aphonia, &lt; using voice. </text:p>
      <text:p text:style-name="Secondary">Weakness in chest (l). </text:p>
      <text:p text:style-name="Secondary">Heart stops, then trembles and throbs; &gt; inspiration. </text:p>
      <text:p text:style-name="Secondary">Swelled ankles. </text:p>
      <text:p text:style-name="Secondary">Diabetes. </text:p>
      <text:p text:style-name="Secondary">Nervous itching. </text:p>
      <text:p text:style-name="Secondary">Shocks on dropping to sleep. </text:p>
      <text:p text:style-name="SK-MM-Remedy-Reference">Related: Sele. Stan. Zin.</text:p>
      <text:p text:style-name="Standard"/>
      <text:p text:style-name="SK-MM-Rem-Short">Arg-n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ARGENTUM NITRICUM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ext:soft-page-break/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<text:span text:style-name="Strong_20_Emphasis">MIND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<text:span text:style-name="Strong_20_Emphasis">NERVES</text:span></text:p>
          </table:table-cell>
          <table:table-cell table:style-name="Table5.A2" office:value-type="string">
            <text:p text:style-name="SK-MM-L2"><text:span text:style-name="Emphasis">Cerebro-spinal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<text:span text:style-name="Strong_20_Emphasis">ABDOMINAL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<text:span text:style-name="Strong_20_Emphasis">MUCOUS MEMBRANE</text:span></text:p>
          </table:table-cell>
          <table:table-cell table:style-name="Table5.A2" office:value-type="string">
            <text:p text:style-name="SK-MM-L2"><text:span text:style-name="Strong_20_Emphasis">STOMACH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<text:span text:style-name="Emphasis">Bowels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Eye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Throat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Urethra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Periosteum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Ski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Emphasis">Left side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<text:span text:style-name="Strong_20_Emphasis">EMOTIONS</text:span></text:p>
          </table:table-cell>
          <table:table-cell table:style-name="Table5.A2" office:value-type="string">
            <text:p text:style-name="SK-MM-L2"><text:span text:style-name="Strong_20_Emphasis">ANXIETY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Suspense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<text:span text:style-name="Emphasis">In room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<text:span text:style-name="Emphasis">Sugar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Shut in plac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<text:span text:style-name="Emphasis">Lying on R side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Looking dow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Drink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Crowd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<text:span text:style-name="Strong_20_Emphasis">COOL</text:span></text:p>
          </table:table-cell>
          <table:table-cell table:style-name="Table5.A2" office:value-type="string">
            <text:p text:style-name="SK-MM-L2"><text:span text:style-name="Strong_20_Emphasis">AIR</text:span>open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Bath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Hard pressur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Mo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Old, dried up, </text:span>tremulous and weak. </text:p>
      <text:p text:style-name="Primary">Progressive emaciation. </text:p>
      <text:p text:style-name="Primary"><text:span text:style-name="Emphasis">Paralysis, </text:span>ascending. </text:p>
      <text:p text:style-name="Primary">Parts seem ENLARGED or bound up (Glo.). </text:p>
      <text:p text:style-name="Primary"><text:span text:style-name="Strong_20_Emphasis">VIOLENT PAINS; LIKE DEEPLY STICKING SPLINTERS; </text:span><text:span text:style-name="Emphasis">sharp shooting, like lightning; </text:span>&lt; down back or legs; cause starting; grinding or radiating. </text:p>
      <text:p text:style-name="Primary">Sinking downward from head. </text:p>
      <text:p text:style-name="Primary"><text:span text:style-name="Emphasis">Ulceration, </text:span>with much yellow, bloody pus (Hep.). </text:p>
      <text:p text:style-name="Primary"/>
      <text:p text:style-name="Secondary">Conjoined mental and digestive symptoms. </text:p>
      <text:p text:style-name="Secondary">Tormented by strange ideas or emotions. </text:p>
      <text:p text:style-name="Secondary"><text:soft-page-break/><text:span text:style-name="Emphasis">Nervous, impulsive and hurried, </text:span>yet timid and anxious (Ars.). </text:p>
      <text:p text:style-name="Secondary">Fearsome. </text:p>
      <text:p text:style-name="Secondary"><text:span text:style-name="Emphasis">Dreads ordeals, </text:span>impending evil, passing a certain point, dark (Stram.), etc. </text:p>
      <text:p text:style-name="Secondary">Incoherence. </text:p>
      <text:p text:style-name="Secondary"><text:span text:style-name="Emphasis">Faltering speech, </text:span>gait, erections, etc. </text:p>
      <text:p text:style-name="Secondary">Nervous headache and nervous diarrhœa. </text:p>
      <text:p text:style-name="Secondary">Brain-fag. </text:p>
      <text:p text:style-name="Secondary">Head as if in a vise; &gt; tight bandage. </text:p>
      <text:p text:style-name="Secondary"><text:span text:style-name="Emphasis">Vertigo; </text:span>epileptic, &lt; night. </text:p>
      <text:p text:style-name="Secondary">Compressive or deep head pains; loses his senses (Laur.). </text:p>
      <text:p text:style-name="Secondary">Boring in l. </text:p>
      <text:p text:style-name="Secondary">frontal eminence, 11-12 A.M. </text:p>
      <text:p text:style-name="Secondary">Migraine. </text:p>
      <text:p text:style-name="Secondary">Scaly tarsi. </text:p>
      <text:p text:style-name="Secondary">Eyeballs feel big (Guai.). </text:p>
      <text:p text:style-name="Secondary"><text:span text:style-name="Emphasis">Swelled carunculæ; </text:span>chemosis. </text:p>
      <text:p text:style-name="Secondary">Photophobia. </text:p>
      <text:p text:style-name="Secondary">Violent purulent ophthalmia. </text:p>
      <text:p text:style-name="Secondary">Dilated pupils. </text:p>
      <text:p text:style-name="Secondary">Sickly, grayish, muddy color. </text:p>
      <text:p text:style-name="Secondary">Painful, red tip of tongue, or (dry) aphthæ on edge. </text:p>
      <text:p text:style-name="Secondary">Food lodges in pharynx. </text:p>
      <text:p text:style-name="Secondary">Throat sensitive; as of a rough stick (Phyt.) or splinter in, &gt; cool drinks. </text:p>
      <text:p text:style-name="Secondary">Dark red fauces and uvula. </text:p>
      <text:p text:style-name="Secondary"><text:span text:style-name="Emphasis">Craves sugar, which &lt;. </text:span></text:p>
      <text:p text:style-name="Secondary">Astringent sour or bitter-sour taste and vomitus. </text:p>
      <text:p text:style-name="Secondary">Alcoholic gastritis. </text:p>
      <text:p text:style-name="Secondary">Gastralgia; in a spot. </text:p>
      <text:p text:style-name="Secondary">Eructates ingesta. </text:p>
      <text:p text:style-name="Secondary"><text:span text:style-name="Strong_20_Emphasis">FLATULENCE; </text:span>bursting (Lyc.); loud explosive belching (Coca.), discharged upward and downward; <text:span text:style-name="Emphasis">noisy diarrhœa. </text:span></text:p>
      <text:p text:style-name="Secondary"><text:span text:style-name="Emphasis">Emotional diarrhœa. </text:span></text:p>
      <text:p text:style-name="Secondary"><text:span text:style-name="Emphasis">Shreddy, mucus stools, </text:span>turning green; &lt; drinking. </text:p>
      <text:p text:style-name="Secondary">Violent pains from kidneys to bladder. </text:p>
      <text:p text:style-name="Secondary">Cutting in urethra, with painful priapism. </text:p>
      <text:p text:style-name="Secondary">Yellow, bloody gonorrhœa. </text:p>
      <text:p text:style-name="Secondary">Painful coition. </text:p>
      <text:p text:style-name="Secondary">Cough from laughing. </text:p>
      <text:p text:style-name="Secondary">Dyspnœa, nervous or flatulent; &lt; gastric pains. </text:p>
      <text:p text:style-name="Secondary">Palpitation, &lt; lying on r. </text:p>
      <text:p text:style-name="Secondary">side. </text:p>
      <text:p text:style-name="Secondary"><text:span text:style-name="Emphasis">Craves fresh air. </text:span></text:p>
      <text:p text:style-name="Secondary">Laryngitis. </text:p>
      <text:p text:style-name="Secondary">Throbbing or weak spine. </text:p>
      <text:p text:style-name="Secondary">Trembling limbs. </text:p>
      <text:p text:style-name="Secondary">Peripheral neuralgias. </text:p>
      <text:p text:style-name="Secondary">Ischias antica. </text:p>
      <text:p text:style-name="Secondary">Weakness, rigidity or twisting in calves. </text:p>
      <text:p text:style-name="Secondary">Ulcers, angry, deep hard edges; warty granulations. </text:p>
      <text:p text:style-name="Secondary">Adherent crusts. </text:p>
      <text:p text:style-name="Secondary">Chill if uncovered, yet smothers when wrapped up. </text:p>
      <text:p text:style-name="Secondary">Shivers through bowels; up back. </text:p>
      <text:p text:style-name="SK-MM-Remedy-Reference"><text:soft-page-break/>Complementary: Nat-m. Antidotes: Cina. Nat-m. Related: Lyc. Pul.</text:p>
      <text:p text:style-name="Standard"/>
      <text:p text:style-name="SK-MM-Rem-Short">Arn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ARNICA MONTANA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<text:span text:style-name="Strong_20_Emphasis">BLOOD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BLOOD-VESSEL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Nerves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Muscle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Digestive organ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<text:span text:style-name="Strong_20_Emphasis">INJURIES</text:span></text:p>
          </table:table-cell>
          <table:table-cell table:style-name="Table6.A2" office:value-type="string">
            <text:p text:style-name="SK-MM-L2"><text:span text:style-name="Strong_20_Emphasis">BRUISES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Emphasis">Shocks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Emphasis">Jarring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Emphasis">Labor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Overexertion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Sprains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Strong_20_Emphasis">TOUCH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After sleep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Mo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Old ag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Alcohol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Lying</text:p>
          </table:table-cell>
          <table:table-cell table:style-name="Table6.A2" office:value-type="string">
            <text:p text:style-name="SK-MM-L2">Head low (Ver-v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)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Outstretched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A very painful and offensive remedy. </text:p>
      <text:p text:style-name="Primary">Progressive weakness. </text:p>
      <text:p text:style-name="Primary">Has absorbent action. </text:p>
      <text:p text:style-name="Primary">Shock: mental or physical. </text:p>
      <text:p text:style-name="Primary"><text:span text:style-name="Strong_20_Emphasis">VERY PAINFUL BRUISED, SORENESS; </text:span><text:span text:style-name="Emphasis">all over; </text:span>after the pains; of the bleeding part (Fer.), etc. </text:p>
      <text:p text:style-name="Primary">Crushing pain. </text:p>
      <text:p text:style-name="Primary"><text:span text:style-name="Strong_20_Emphasis">BED FEELS HARD, </text:span>or full of lumps. </text:p>
      <text:p text:style-name="Primary">As of a lump back of stomach, etc. </text:p>
      <text:p text:style-name="Primary">Suddenly shifting joint (Colch.) or paralytic pains. </text:p>
      <text:p text:style-name="Primary"><text:span text:style-name="Strong_20_Emphasis">FOUL; </text:span><text:span text:style-name="Emphasis">breath, </text:span>taste, flatus, stool, etc. </text:p>
      <text:p text:style-name="Primary">Typhoid. </text:p>
      <text:p text:style-name="Primary">Sepsis. </text:p>
      <text:p text:style-name="Primary">HÆMORRHAGIC TENDENCY; <text:span text:style-name="Emphasis">epistaxis, </text:span>etc. </text:p>
      <text:p text:style-name="Primary"><text:soft-page-break/><text:span text:style-name="Emphasis">Involuntary evacuations. </text:span></text:p>
      <text:p text:style-name="Primary"/>
      <text:p text:style-name="Secondary">Nervous, sanguine temperament. </text:p>
      <text:p text:style-name="Secondary"><text:span text:style-name="Strong_20_Emphasis">FEARS; </text:span>being struck or approached; sickness; instant death; on awaking, etc. </text:p>
      <text:p text:style-name="Secondary">Morose, repellant mood. </text:p>
      <text:p text:style-name="Secondary">Physically restless, but mentally prostrate or apathetic; says nothing ails him (Op.); reverse (Ars.) answers slowly, with an effort. </text:p>
      <text:p text:style-name="Secondary">Feels well, in dangerous cases. </text:p>
      <text:p text:style-name="Secondary">Brain feels tired. </text:p>
      <text:p text:style-name="Secondary">Vertigo; of old age. </text:p>
      <text:p text:style-name="Secondary"><text:span text:style-name="Emphasis">Bloodshot eyes. </text:span></text:p>
      <text:p text:style-name="Secondary"><text:span text:style-name="Emphasis">Ruddy, </text:span>congested face. </text:p>
      <text:p text:style-name="Secondary">Apoplexy. </text:p>
      <text:p text:style-name="Secondary">Fevers. </text:p>
      <text:p text:style-name="Secondary">Bright red, puffy fauces. </text:p>
      <text:p text:style-name="Secondary">Red stripe down center of tongue. </text:p>
      <text:p text:style-name="Secondary">Post-natal dropping. </text:p>
      <text:p text:style-name="Secondary">Catarrh of antrum. </text:p>
      <text:p text:style-name="Secondary"><text:span text:style-name="Emphasis">Eructations tasting of bad eggs. </text:span></text:p>
      <text:p text:style-name="Secondary">Anorexia by day, but canine hunger before midnight. </text:p>
      <text:p text:style-name="Secondary">Cramps from epigastrium down over bowels, then foul stools. </text:p>
      <text:p text:style-name="Secondary">Acrid, foamy, stools. </text:p>
      <text:p text:style-name="Secondary">Cutting in kidneys. </text:p>
      <text:p text:style-name="Secondary">Urine retained or dribbles; after labor. </text:p>
      <text:p text:style-name="Secondary">Must wait for urine to pass. </text:p>
      <text:p text:style-name="Secondary">After-pains; &lt; suckling. </text:p>
      <text:p text:style-name="Secondary"><text:span text:style-name="Emphasis">Hoarseness; </text:span>&lt; exertion, colds, or getting wet. </text:p>
      <text:p text:style-name="Secondary">Coughs without waking, or cough causing cries. </text:p>
      <text:p text:style-name="Secondary">Heavy lower chest. </text:p>
      <text:p text:style-name="Secondary">Sore nipples. </text:p>
      <text:p text:style-name="Secondary">Arm pains, &gt; hanging down. </text:p>
      <text:p text:style-name="Secondary">Heart-beat shakes whole body. </text:p>
      <text:p text:style-name="Secondary">Weakened heart muscle. </text:p>
      <text:p text:style-name="Secondary">Angina. </text:p>
      <text:p text:style-name="Secondary">Heart pains; left to right. </text:p>
      <text:p text:style-name="Secondary">Dusky, mottled skin. </text:p>
      <text:p text:style-name="Secondary">Every little hurt makes a black and blue spot. </text:p>
      <text:p text:style-name="Secondary">Petechiæ. </text:p>
      <text:p text:style-name="Secondary">Erysipelas. </text:p>
      <text:p text:style-name="Secondary">Symmetrical eruptions. </text:p>
      <text:p text:style-name="Secondary"><text:span text:style-name="Emphasis">Very sore acne or crops of small boils. </text:span></text:p>
      <text:p text:style-name="Secondary"><text:span text:style-name="Emphasis">Sopor; </text:span>drops to sleep as he answers. </text:p>
      <text:p text:style-name="Secondary">Troublous or frightful dreams; awakes in terror. </text:p>
      <text:p text:style-name="Secondary">Coldness of part lain on. </text:p>
      <text:p text:style-name="Secondary">Thirst during chill. </text:p>
      <text:p text:style-name="Secondary">Hot head with cool body. </text:p>
      <text:p text:style-name="Secondary">Must uncover, but it chills him (reverse of Nux-v.). </text:p>
      <text:p text:style-name="SK-MM-Remedy-Reference">Complementary: Calc-c. Nat-s. Sul-ac. Related: Bells. Echi. Hyper. Rhus-t.</text:p>
      <text:p text:style-name="Standard"/>
      <text:p text:style-name="SK-MM-Rem-Short">Ars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ARSENICU<text:soft-page-break/>M ALBUM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<text:soft-page-break/>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<text:span text:style-name="Strong_20_Emphasis">MUCOUS MEMBRANE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MIND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RESPIRATIO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LungsR apex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Blood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Heart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Nerve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SPLEE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Lymphatic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Muscle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SKI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Serous caviti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Organ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<text:span text:style-name="Strong_20_Emphasis">COLD</text:span></text:p>
          </table:table-cell>
          <table:table-cell table:style-name="Table7.A2" office:value-type="string">
            <text:p text:style-name="SK-MM-L2"><text:span text:style-name="Strong_20_Emphasis">ICESDRINKS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Strong_20_Emphasis">FOODS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Emphasis">Air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Strong_20_Emphasis">PERIODICALLY</text:span></text:p>
          </table:table-cell>
          <table:table-cell table:style-name="Table7.A2" office:value-type="string">
            <text:p text:style-name="SK-MM-L2"><text:span text:style-name="Strong_20_Emphasis">MIDNIGHT</text:span><text:span text:style-name="Emphasis">after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AFTER 2 A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Strong_20_Emphasis">M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4 day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Strong_20_Emphasis">VEGETABLE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Strong_20_Emphasis">DRINKING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Strong_20_Emphasis">TIPPLING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Infection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Bad mea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Eruptions</text:p>
          </table:table-cell>
          <table:table-cell table:style-name="Table7.A2" office:value-type="string">
            <text:p text:style-name="SK-MM-L2">Undeveloped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Suppressed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Quinine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Lying on par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>Tobacco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ext:soft-page-break/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Strong_20_Emphasis">EXERTIO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<text:span text:style-name="Strong_20_Emphasis">HOT</text:span></text:p>
          </table:table-cell>
          <table:table-cell table:style-name="Table7.A2" office:value-type="string">
            <text:p text:style-name="SK-MM-L2">APPLICATIONS (dry)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Strong_20_Emphasis">FOOD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Drink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Wrap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Mo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Walking abou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<text:span text:style-name="Strong_20_Emphasis">ELEVATING HEAD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Sitting erec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Company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Sweat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Sudden, intense effects. </text:span></text:p>
      <text:p text:style-name="Primary">Restless, anxious and very weak. </text:p>
      <text:p text:style-name="Primary"><text:span text:style-name="Emphasis">Maddening pains; </text:span><text:span text:style-name="Strong_20_Emphasis">BURNING LIKE FIRE, </text:span>hot neddles or wires, &gt; heat, felt, even during sleep; exciting shortness of breath (Nat-s.) or chilliness. </text:p>
      <text:p text:style-name="Primary">Inveterate neuralgias. </text:p>
      <text:p text:style-name="Primary">Multiple neuritis. </text:p>
      <text:p text:style-name="Primary"><text:span text:style-name="Strong_20_Emphasis">VERY RESTLESS, </text:span>&lt; affected part. </text:p>
      <text:p text:style-name="Primary">Increasingly irritable (Cimi.) or SUDDEN GREAT WEAKNESS, from trivial causes. </text:p>
      <text:p text:style-name="Primary"><text:span text:style-name="Emphasis">Rapid emaciation. </text:span></text:p>
      <text:p text:style-name="Primary"><text:span text:style-name="Strong_20_Emphasis">ACRID, SCANTY, THIN SECRETIONS; </text:span><text:span text:style-name="Emphasis">coryza, </text:span>saliva, sweat, etc. </text:p>
      <text:p text:style-name="Primary"><text:span text:style-name="Strong_20_Emphasis">PUTRID, CADAVERIC ODORS. </text:span></text:p>
      <text:p text:style-name="Primary">Destructive processes. </text:p>
      <text:p text:style-name="Primary">Malignancy. </text:p>
      <text:p text:style-name="Primary">Sepsis. </text:p>
      <text:p text:style-name="Primary">Low vitality. </text:p>
      <text:p text:style-name="Primary"><text:span text:style-name="Emphasis">Pale, puffy, </text:span>baggy SWELLING. </text:p>
      <text:p text:style-name="Primary">Dropsy. </text:p>
      <text:p text:style-name="Primary">Anæmia. </text:p>
      <text:p text:style-name="Primary"/>
      <text:p text:style-name="Secondary">Anxious. </text:p>
      <text:p text:style-name="Secondary"><text:span text:style-name="Emphasis">Oversensitive. </text:span></text:p>
      <text:p text:style-name="Secondary"><text:span text:style-name="Emphasis">Fastidious. </text:span></text:p>
      <text:p text:style-name="Secondary"><text:span text:style-name="Strong_20_Emphasis">EXACTING. </text:span></text:p>
      <text:p text:style-name="Secondary"><text:span text:style-name="Emphasis">Fault-finding. </text:span></text:p>
      <text:p text:style-name="Secondary"><text:span text:style-name="Strong_20_Emphasis">ANGUISH; </text:span>despairs of recovery (Aco.). </text:p>
      <text:p text:style-name="Secondary"><text:span text:style-name="Strong_20_Emphasis">AGONIZING FEAR OF DEATH; </text:span>nightly; yet tired of living. </text:p>
      <text:p text:style-name="Secondary"><text:span text:style-name="Strong_20_Emphasis">VIOLENCE; </text:span>self-torture; pulls her hair; bites her nails. </text:p>
      <text:p text:style-name="Secondary"><text:span text:style-name="Emphasis">Suicidal impulses. </text:span></text:p>
      <text:p text:style-name="Secondary"><text:span text:style-name="Emphasis">Restless and suspicious. </text:span></text:p>
      <text:p text:style-name="Secondary">Congestion to head, &gt; cold, but neuralgia, &gt; heat, </text:p>
      <text:p text:style-name="Secondary">Pain alternates between head and stomach or body. </text:p>
      <text:p text:style-name="Secondary">Pain over l. </text:p>
      <text:p text:style-name="Secondary"><text:soft-page-break/>eye. </text:p>
      <text:p text:style-name="Secondary"><text:span text:style-name="Emphasis">Restless head. </text:span></text:p>
      <text:p text:style-name="Secondary">Early grayness. </text:p>
      <text:p text:style-name="Secondary">Falling hair. </text:p>
      <text:p text:style-name="Secondary">Spasm of eyelids. </text:p>
      <text:p text:style-name="Secondary">Burning tears. </text:p>
      <text:p text:style-name="Secondary">Scrophulous ophthalmia. </text:p>
      <text:p text:style-name="Secondary">Takes colds. </text:p>
      <text:p text:style-name="Secondary">Nose colds descend to chest. </text:p>
      <text:p text:style-name="Secondary"><text:span text:style-name="Emphasis">Cold sores; </text:span>in nose. </text:p>
      <text:p text:style-name="Secondary"><text:span text:style-name="Emphasis">Sneezing, with biting, watery coryza; </text:span>but stopped nose. </text:p>
      <text:p text:style-name="Secondary">Hay fever. </text:p>
      <text:p text:style-name="Secondary">Sensitive smell; <text:span text:style-name="Emphasis">loathes odor, sight or thought of food. </text:span></text:p>
      <text:p text:style-name="Secondary"><text:span text:style-name="Strong_20_Emphasis">PALE, </text:span><text:span text:style-name="Emphasis">anxious sunken, haggard or distorted countenance; </text:span>with cold sweat. </text:p>
      <text:p text:style-name="Secondary">Black lips. </text:p>
      <text:p text:style-name="Secondary">Bluish white tongue. </text:p>
      <text:p text:style-name="Secondary">Nightly toothache. </text:p>
      <text:p text:style-name="Secondary"><text:span text:style-name="Strong_20_Emphasis">INSATIABLE BURNING THIRST; CRAVES ICE COLD WATER, </text:span>BUT IT DISTRESSES STOMACH (Nux-v.) AND IS VOMITED AT ONCE; with anorexia; during heat. </text:p>
      <text:p text:style-name="Secondary"><text:span text:style-name="Strong_20_Emphasis">DRINKS LITTLE AND OFTEN. </text:span></text:p>
      <text:p text:style-name="Secondary">Gastritis. </text:p>
      <text:p text:style-name="Secondary">Swelled spleen. </text:p>
      <text:p text:style-name="Secondary"><text:span text:style-name="Emphasis">Vomiting, with purging, from ptomaine poisoning. </text:span></text:p>
      <text:p text:style-name="Secondary">Foul, rice water or small, acrid, <text:span text:style-name="Emphasis">burning, </text:span>black, mucous or lienteric stools; &lt; cold drinks. </text:p>
      <text:p text:style-name="Secondary">Scanty urine. </text:p>
      <text:p text:style-name="Secondary">Uræmia (Pip-m.). </text:p>
      <text:p text:style-name="Secondary">Profuse acrid leucorrhœa. </text:p>
      <text:p text:style-name="Secondary">As of a vapor in larynx. </text:p>
      <text:p text:style-name="Secondary"><text:span text:style-name="Strong_20_Emphasis">SHORT BREATH; </text:span>felt in nose; must sit up; &lt; odors, receding eruptions or ascending. </text:p>
      <text:p text:style-name="Secondary">Whistling inspiration. </text:p>
      <text:p text:style-name="Secondary">Wheezing breathing. </text:p>
      <text:p text:style-name="Secondary">Cough alternately dry and loose; must sit up; </text:p>
      <text:p text:style-name="Secondary">Frothy expectoration. </text:p>
      <text:p text:style-name="Secondary">Acute pain through upper third of r. </text:p>
      <text:p text:style-name="Secondary">lung. </text:p>
      <text:p text:style-name="Secondary">Asthma. </text:p>
      <text:p text:style-name="Secondary">Pulmonary œdema. </text:p>
      <text:p text:style-name="Secondary">Cough dry nightly; &lt; drinking. </text:p>
      <text:p text:style-name="Secondary"><text:span text:style-name="Emphasis">Heart; </text:span>weak. trembles; <text:span text:style-name="Emphasis">palpitates; </text:span>&lt; slight causes. </text:p>
      <text:p text:style-name="Secondary">Stiffness, ascends from coccyx to nape. </text:p>
      <text:p text:style-name="Secondary">Alternate internal and skin symptoms. </text:p>
      <text:p text:style-name="Secondary"><text:span text:style-name="Strong_20_Emphasis">SKIN; LOOKS SEARED; </text:span>dry rough dirty or shrivelled (Op.). </text:p>
      <text:p text:style-name="Secondary">Free desquamation. </text:p>
      <text:p text:style-name="Secondary">Eczema. </text:p>
      <text:p text:style-name="Secondary">Acuminate eruptions. </text:p>
      <text:p text:style-name="Secondary">Hives after eating fish. </text:p>
      <text:p text:style-name="Secondary">Ulcerative tendency; chronic; with burning. </text:p>
      <text:p text:style-name="Secondary">Phagedena. </text:p>
      <text:p text:style-name="Secondary">Gangrene. </text:p>
      <text:p text:style-name="Secondary">Shocks on dropping to sleep. </text:p>
      <text:p text:style-name="Secondary"><text:span text:style-name="Emphasis">Restless sleep. </text:span></text:p>
      <text:p text:style-name="Secondary">Dreams of death. </text:p>
      <text:p text:style-name="Secondary"><text:soft-page-break/><text:span text:style-name="Strong_20_Emphasis">COLD </text:span>externally, with internal, burning heat; in spots; sensitive to, yet &gt; in open air (Aur.). </text:p>
      <text:p text:style-name="Secondary"><text:span text:style-name="Emphasis">Chills; </text:span>irregular; shaking; craves hot drinks; and can't get his breath. </text:p>
      <text:p text:style-name="Secondary">Heat, as of hot water in veins or they burn like lines of fire; burning or coldness in chest (Bry. </text:p>
      <text:p text:style-name="Secondary">Lach. </text:p>
      <text:p text:style-name="Secondary">Nat-m. </text:p>
      <text:p text:style-name="Secondary">Sul.). </text:p>
      <text:p text:style-name="Secondary">Hectic. </text:p>
      <text:p text:style-name="Secondary">Sweat; with insatiable thirst, dyspnœa or exhaustion; cold, </text:p>
      <text:p text:style-name="Secondary">Atypical or larval malaria. </text:p>
      <text:p text:style-name="Secondary">Old case of malarias. </text:p>
      <text:p text:style-name="Secondary">Waves of icy coldness in blood-vessels or intense boiling heat. </text:p>
      <text:p text:style-name="Secondary">Yellow fever (prophylactic). </text:p>
      <text:p text:style-name="SK-MM-Remedy-Reference">Complementary: Nat-s. Pul. Thu. Related: Sul-ac. Ver-a.</text:p>
      <text:p text:style-name="Standard"/>
      <text:p text:style-name="SK-MM-Rem-Short">Ars-io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ARSENICUM IODATUM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 </text:p>
          </table:table-cell>
          <table:table-cell table:style-name="Table8.A2" office:value-type="string">
            <text:p text:style-name="SK-MM-L1"><text:span text:style-name="Strong_20_Emphasis">MUCOUS MEMBRANES</text:span></text:p>
          </table:table-cell>
          <table:table-cell table:style-name="Table8.A2" office:value-type="string">
            <text:p text:style-name="SK-MM-L2"><text:span text:style-name="Strong_20_Emphasis">NOSE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<text:span text:style-name="Emphasis">Digestive tract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Lungs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Heart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Gland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Ski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Left side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Nerv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Weather</text:p>
          </table:table-cell>
          <table:table-cell table:style-name="Table8.A2" office:value-type="string">
            <text:p text:style-name="SK-MM-L2"><text:span text:style-name="Emphasis">Dry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Cold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Windy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Foggy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Exertio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In room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Appl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Tobacco smoke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Open air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Erethistic weakness. </text:p>
      <text:p text:style-name="Primary"><text:span text:style-name="Strong_20_Emphasis">BURNING. </text:span></text:p>
      <text:p text:style-name="Primary"><text:soft-page-break/><text:span text:style-name="Emphasis">Profuse, acrid discharges; </text:span>thin in acute, or thick, gluey, yellow (Hyds.) in chronic affections. </text:p>
      <text:p text:style-name="Primary">Rawness. </text:p>
      <text:p text:style-name="Primary">Scrofula. </text:p>
      <text:p text:style-name="Primary">Consumptiveness (Tub.). </text:p>
      <text:p text:style-name="Primary"><text:span text:style-name="Emphasis">Heaviness. </text:span></text:p>
      <text:p text:style-name="Primary">Debility. </text:p>
      <text:p text:style-name="Primary"/>
      <text:p text:style-name="Secondary">Dull, heavy headache, &lt; occiput. </text:p>
      <text:p text:style-name="Secondary">Eyeballs feel heavy. </text:p>
      <text:p text:style-name="Secondary">Foul otorrhœa. </text:p>
      <text:p text:style-name="Secondary">Persistent, but unsatisfactory sneezing. </text:p>
      <text:p text:style-name="Secondary">Nose drips water; hot (Iod.); <text:span text:style-name="Emphasis">green; </text:span>acrid reddens upper lip (Merc.). </text:p>
      <text:p text:style-name="Secondary"><text:span text:style-name="Emphasis">Coryza; </text:span>with dyspnœa (Nit-ac.), post-nasal catarrh. </text:p>
      <text:p text:style-name="Secondary">Hay fever. </text:p>
      <text:p text:style-name="Secondary">Colds, with hunger. </text:p>
      <text:p text:style-name="Secondary"><text:span text:style-name="Emphasis">Aching malar bones. </text:span></text:p>
      <text:p text:style-name="Secondary"><text:span text:style-name="Emphasis">Raw throat. </text:span></text:p>
      <text:p text:style-name="Secondary"><text:span text:style-name="Emphasis">Hoarseness. </text:span></text:p>
      <text:p text:style-name="Secondary">Goitre. </text:p>
      <text:p text:style-name="Secondary"><text:span text:style-name="Emphasis">Air hunger. </text:span></text:p>
      <text:p text:style-name="Secondary"><text:span text:style-name="Emphasis">Short of breath. </text:span></text:p>
      <text:p text:style-name="Secondary">Hacking cough. </text:p>
      <text:p text:style-name="Secondary"><text:span text:style-name="Emphasis">Yellow-green, foul expectoration. </text:span></text:p>
      <text:p text:style-name="Secondary">Asthma of phthisical or psoric persons. </text:p>
      <text:p text:style-name="Secondary">Beginning resolution (Sul-io.). </text:p>
      <text:p text:style-name="Secondary">Burning heat in chest. </text:p>
      <text:p text:style-name="Secondary">Tubercular pleurisy. </text:p>
      <text:p text:style-name="Secondary">Weak heart; with erethism. </text:p>
      <text:p text:style-name="Secondary">Dry, harsh or dusky skin. </text:p>
      <text:p text:style-name="Secondary">Psoriasis. </text:p>
      <text:p text:style-name="Secondary">Ichthyosis. </text:p>
      <text:p text:style-name="Secondary">Rapid, irritable pulse. </text:p>
      <text:p text:style-name="Secondary">Chilly. </text:p>
      <text:p text:style-name="Secondary">Night-sweats. </text:p>
      <text:p text:style-name="SK-MM-Remedy-Reference">Complementary: Kali-io. Related: Kali-bi.</text:p>
      <text:p text:style-name="Standard"/>
      <text:p text:style-name="SK-MM-Rem-Short">Aru-t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ARUM TRIPHYLLUM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Mucous membranes</text:p>
          </table:table-cell>
          <table:table-cell table:style-name="Table9.A2" office:value-type="string">
            <text:p text:style-name="SK-MM-L2"><text:span text:style-name="Emphasis">Mouth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Strong_20_Emphasis">THROAT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Larynx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Emphasis">Kidney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Emphasis">Brai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Blood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ext:soft-page-break/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Ski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Over use of voice</text:p>
          </table:table-cell>
          <table:table-cell table:style-name="Table9.A2" office:value-type="string">
            <text:p text:style-name="SK-MM-L2"><text:span text:style-name="Strong_20_Emphasis">TALKING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Singing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Coldwet wind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Hea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Irritation. </text:span></text:p>
      <text:p text:style-name="Primary"><text:span text:style-name="Strong_20_Emphasis">PAINFULLY SORE, RAW AND BURNING PARTS. </text:span></text:p>
      <text:p text:style-name="Primary"><text:span text:style-name="Strong_20_Emphasis">ACRID DISCHARGES. </text:span></text:p>
      <text:p text:style-name="Primary"/>
      <text:p text:style-name="Secondary">Excessively cross and stubborn (Tub.). </text:p>
      <text:p text:style-name="Secondary"><text:span text:style-name="Strong_20_Emphasis">NERVOUS; </text:span>CHILD PERSISTENTLY BORES INTO NOSE or picks at lips, the fingers or at one spot; until it is sore or bleeds. </text:p>
      <text:p text:style-name="Secondary"><text:span text:style-name="Emphasis">Acrid, fluent coryza. </text:span></text:p>
      <text:p text:style-name="Secondary">Raw, cracked lips (angles) (Psor.). </text:p>
      <text:p text:style-name="Secondary">Painfully raw, sore inflamed mouth. </text:p>
      <text:p text:style-name="Secondary">Aphthæ. </text:p>
      <text:p text:style-name="Secondary">Raw sore throat; painful on clearing or coughing, yet grasps or wants to scratch it. </text:p>
      <text:p text:style-name="Secondary">Hay asthma. </text:p>
      <text:p text:style-name="Secondary">Stools like corn-meal. </text:p>
      <text:p text:style-name="Secondary">Uræmia. </text:p>
      <text:p text:style-name="Secondary"><text:span text:style-name="Emphasis">Voice hoarse, </text:span>squeaky or breaks. </text:p>
      <text:p text:style-name="Secondary">Itching fingers and toes. </text:p>
      <text:p text:style-name="Secondary">Eruptions leave a brilliant red stain. </text:p>
      <text:p text:style-name="Secondary">Pemphigus. </text:p>
      <text:p text:style-name="Secondary">Impetigo contagiosa. </text:p>
      <text:p text:style-name="SK-MM-Remedy-Reference">Complementary: Nit-ac. Related: Ars. Merc-c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05T22:25:40.05</dc:date>
    <meta:editing-duration>PT3M29S</meta:editing-duration>
    <meta:editing-cycles>2</meta:editing-cycles>
    <meta:document-statistic meta:table-count="10" meta:image-count="0" meta:object-count="0" meta:page-count="16" meta:paragraph-count="722" meta:word-count="2221" meta:character-count="15019"/>
  </office:meta>
</office:document-meta>
</file>